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9cm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min-height="0.056cm" fo:min-width="0.763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0.751cm" fo:min-width="1.934cm"/>
    </style:style>
    <style:style style:name="gr4" style:family="graphic" style:parent-style-name="standard">
      <style:graphic-properties svg:stroke-color="#000000" draw:fill-color="#94bd5e" draw:textarea-horizontal-align="justify" draw:textarea-vertical-align="middle" draw:auto-grow-height="false" fo:min-height="0.485cm" fo:min-width="0.25cm"/>
    </style:style>
    <style:style style:name="gr5" style:family="graphic" style:parent-style-name="standard">
      <style:graphic-properties svg:stroke-color="#000000" draw:fill-color="#94bd5e" draw:textarea-horizontal-align="justify" draw:textarea-vertical-align="middle" draw:auto-grow-height="false" fo:min-height="1.05cm" fo:min-width="3.5cm"/>
    </style:style>
    <style:style style:name="gr6" style:family="graphic" style:parent-style-name="standard">
      <style:graphic-properties svg:stroke-color="#000000" draw:fill-color="#94bd5e" draw:textarea-horizontal-align="justify" draw:textarea-vertical-align="middle" draw:auto-grow-height="false" fo:min-height="0.95cm" fo:min-width="4.6cm"/>
    </style:style>
    <style:style style:name="gr7" style:family="graphic" style:parent-style-name="standard">
      <style:graphic-properties svg:stroke-color="#000000" draw:fill-color="#94bd5e" draw:textarea-horizontal-align="justify" draw:textarea-vertical-align="middle" draw:auto-grow-height="false" fo:min-height="0.9cm" fo:min-width="0.65cm"/>
    </style:style>
    <style:style style:name="gr8" style:family="graphic" style:parent-style-name="standard">
      <style:graphic-properties svg:stroke-color="#000000" draw:fill-color="#94bd5e" draw:textarea-horizontal-align="justify" draw:textarea-vertical-align="middle" draw:auto-grow-height="false" fo:min-height="0.55cm" fo:min-width="3.5cm"/>
    </style:style>
    <style:style style:name="gr9" style:family="graphic" style:parent-style-name="standard">
      <style:graphic-properties svg:stroke-color="#000000" draw:fill-color="#94bd5e" draw:textarea-horizontal-align="justify" draw:textarea-vertical-align="middle" draw:auto-grow-height="false" fo:min-height="0.4cm" fo:min-width="0.35cm"/>
    </style:style>
    <style:style style:name="gr10" style:family="graphic" style:parent-style-name="standard">
      <style:graphic-properties svg:stroke-color="#000000" draw:fill-color="#94bd5e" draw:textarea-horizontal-align="justify" draw:textarea-vertical-align="middle" draw:auto-grow-height="false" fo:min-height="0.651cm" fo:min-width="2.116cm"/>
    </style:style>
    <style:style style:name="gr11" style:family="graphic" style:parent-style-name="standard">
      <style:graphic-properties svg:stroke-color="#000000" draw:fill-color="#94bd5e" draw:textarea-horizontal-align="justify" draw:textarea-vertical-align="middle" draw:auto-grow-height="false" fo:min-height="0.851cm" fo:min-width="3.82cm"/>
    </style:style>
    <style:style style:name="gr12" style:family="graphic" style:parent-style-name="standard">
      <style:graphic-properties svg:stroke-color="#000000" draw:fill-color="#94bd5e" draw:textarea-horizontal-align="justify" draw:textarea-vertical-align="middle" draw:auto-grow-height="false" fo:min-height="0.5cm" fo:min-width="0.35cm"/>
    </style:style>
    <style:style style:name="gr13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14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5" style:family="graphic" style:parent-style-name="objectwithoutfill">
      <style:graphic-properties svg:stroke-color="#000000" draw:fill="none" draw:fill-color="#0084d1" draw:textarea-vertical-align="middle"/>
    </style:style>
    <style:style style:name="gr16" style:family="graphic" style:parent-style-name="standard" style:list-style-name="L1">
      <style:graphic-properties svg:stroke-color="#000000" draw:fill-color="#94bd5e" draw:textarea-horizontal-align="justify" draw:textarea-vertical-align="middle" draw:auto-grow-height="false" fo:min-height="0.651cm" fo:min-width="2.116cm"/>
    </style:style>
    <style:style style:name="gr17" style:family="graphic" style:parent-style-name="standard" style:list-style-name="L1">
      <style:graphic-properties svg:stroke-color="#000000" draw:fill-color="#94bd5e" draw:textarea-horizontal-align="justify" draw:textarea-vertical-align="middle" draw:auto-grow-height="false" fo:min-height="1.068cm" fo:min-width="2.116cm"/>
    </style:style>
    <style:style style:name="gr18" style:family="graphic" style:parent-style-name="standard" style:list-style-name="L1">
      <style:graphic-properties svg:stroke-color="#000000" draw:fill-color="#94bd5e" draw:textarea-horizontal-align="justify" draw:textarea-vertical-align="middle" draw:auto-grow-height="false" fo:min-height="0.651cm" fo:min-width="2.116cm"/>
    </style:style>
    <style:style style:name="gr19" style:family="graphic" style:parent-style-name="standard">
      <style:graphic-properties draw:stroke="none" svg:stroke-color="#000000" draw:fill="none" draw:fill-color="#ffffff" fo:min-height="0.25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fo:min-height="0.394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4" style:family="paragraph">
      <loext:graphic-properties draw:fill-color="#94bd5e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-color="#94bd5e"/>
      <style:paragraph-properties fo:text-align="center"/>
      <style:text-properties fo:font-size="6pt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-color="#0084d1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94bd5e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/>
    </style:style>
    <style:style style:name="T6" style:family="text">
      <style:text-properties fo:font-size="6pt" fo:font-style="italic" style:font-style-asian="italic" style:font-style-complex="italic"/>
    </style:style>
    <style:style style:name="T7" style:family="text">
      <style:text-properties fo:font-size="6pt" fo:font-style="italic" style:font-size-asian="6pt" style:font-style-asian="italic" style:font-size-complex="6pt" style:font-style-complex="italic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4cm" svg:height="1.199cm" svg:x="3.5cm" svg:y="1.401cm">
          <draw:text-box>
            <text:p text:style-name="P1"><text:span text:style-name="T1">Flowchart for functions to </text:span><text:span text:style-name="T2">create a generic file encryption command</text:span><text:span text:style-name="T1"> </text:span></text:p>
            <text:p text:style-name="P1"><text:span text:style-name="T1">in the <text:s/></text:span><text:span text:style-name="T2">encryption_services</text:span><text:span text:style-name="T1"> program</text:span></text:p>
          </draw:text-box>
        </draw:frame>
        <draw:custom-shape draw:style-name="gr2" draw:text-style-name="P3" draw:layer="layout" svg:width="1.399cm" svg:height="0.432cm" svg:x="8.6cm" svg:y="3.068cm">
          <text:p text:style-name="P1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layer="layout" svg:width="4cm" svg:height="1cm" svg:x="7.3cm" svg:y="4.4cm">
          <text:p text:style-name="P1"><text:span text:style-name="T4">Con</text:span><text:span text:style-name="T4">figur</text:span><text:span text:style-name="T4">atio</text:span><text:span text:style-name="T4">n </text:span><text:span text:style-name="T4">fil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1.5cm" svg:height="1.469cm" svg:x="8.5cm" svg:y="8.031cm">
          <text:p text:style-name="P1"><text:span text:style-name="T5">Defaults </text:span></text:p>
          <text:p text:style-name="P1"><text:span text:style-name="T5">Config mode</text:span></text:p>
          <text:p text:style-name="P1"><text:span text:style-name="T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5" draw:layer="layout" svg:width="4cm" svg:height="1.3cm" svg:x="13.4cm" svg:y="8.2cm">
          <text:p text:style-name="P1"><text:span text:style-name="T5">Print warning:</text:span></text:p>
          <text:p text:style-name="P1"><text:span text:style-name="T5">Only Defaults </text:span><text:span text:style-name="T5">configuration available</text:span></text:p>
          <text:p text:style-name="P1"><text:span text:style-name="T5">(for now)</text:span></text:p>
          <text:p text:style-name="P1"><text:span text:style-name="T5">Return to Configuration </text:span><text:span text:style-name="T5">Mode reque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5.1cm" svg:height="1.2cm" svg:x="6.6cm" svg:y="10.1cm">
          <text:p text:style-name="P1"><text:span text:style-name="T5">Assign the </text:span><text:span text:style-name="T5">default </text:span><text:span text:style-name="T5">variable </text:span><text:span text:style-name="T5">values</text:span></text:p>
          <text:p text:style-name="P1"><text:span text:style-name="T6">encryption_</text:span><text:span text:style-name="T6">system</text:span><text:span text:style-name="T5">=”pu</text:span><text:span text:style-name="T5">blic_key”</text:span></text:p>
          <text:p text:style-name="P1"><text:span text:style-name="T6">output_file_f</text:span><text:span text:style-name="T6">ormat</text:span><text:span text:style-name="T5">=”asci</text:span><text:span text:style-name="T5">i”</text:span></text:p>
          <text:p text:style-name="P1"><text:span text:style-name="T6">file_path_pla</text:span><text:span text:style-name="T6">ceholder</text:span><text:span text:style-name="T5">='&lt;</text:span><text:span text:style-name="T5">filepath_plac</text:span><text:span text:style-name="T5">eholder&gt;'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2.3cm" svg:height="2.3cm" svg:x="14.3cm" svg:y="11.2cm">
          <text:p text:style-name="P1"><text:span text:style-name="T6">encr</text:span><text:span text:style-name="T6">yptio</text:span><text:span text:style-name="T6">n_ </text:span></text:p>
          <text:p text:style-name="P1"><text:span text:style-name="T6">syste</text:span><text:span text:style-name="T6">m</text:span></text:p>
          <text:p text:style-name="P1"><text:span text:style-name="T5">==</text:span></text:p>
          <text:p text:style-name="P1"><text:span text:style-name="T5">”</text:span><text:span text:style-name="T5">publ</text:span><text:span text:style-name="T5">ic_ke</text:span><text:span text:style-name="T5">y”</text:span></text:p>
          <text:p text:style-name="P1"><text:span text:style-name="T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5" draw:layer="layout" svg:width="4cm" svg:height="0.8cm" svg:x="7.4cm" svg:y="13.4cm">
          <text:p text:style-name="P1"><text:span text:style-name="T5">Validate </text:span><text:span text:style-name="T5">and </text:span><text:span text:style-name="T5">assign </text:span><text:span text:style-name="T6">sender_u</text:span><text:span text:style-name="T6">ser-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4cm" svg:height="0.8cm" svg:x="7.4cm" svg:y="16.453cm">
          <text:p text:style-name="P1"><text:span text:style-name="T5">Validate and assign </text:span><text:span text:style-name="T6">recipient_user-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1.7cm" svg:height="1.3cm" svg:x="8.5cm" svg:y="17.9cm">
          <text:p text:style-name="P1"><text:span text:style-name="T5">More</text:span></text:p>
          <text:p text:style-name="P1"><text:span text:style-name="T5">recipients</text:span></text:p>
          <text:p text:style-name="P1"><text:span text:style-name="T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5" draw:layer="layout" svg:width="4cm" svg:height="0.8cm" svg:x="7.382cm" svg:y="19.929cm">
          <text:p text:style-name="P1"><text:span text:style-name="T5">Create generic public </text:span><text:span text:style-name="T5">key encryption</text:span></text:p>
          <text:p text:style-name="P1"><text:span text:style-name="T5">command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4cm" svg:height="0.8cm" svg:x="13.4cm" svg:y="19.9cm">
          <text:p text:style-name="P1"><text:span text:style-name="T5">Create </text:span><text:span text:style-name="T5">generic </text:span><text:span text:style-name="T5">symmet</text:span><text:span text:style-name="T5">ric key</text:span></text:p>
          <text:p text:style-name="P1"><text:span text:style-name="T5">encrypti</text:span><text:span text:style-name="T5">on </text:span><text:span text:style-name="T5">comma</text:span><text:span text:style-name="T5">nd </text:span><text:span text:style-name="T5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4" draw:layer="layout" svg:width="4.3cm" svg:height="0.9cm" svg:x="7.2cm" svg:y="21.4cm">
          <text:p text:style-name="P1"><text:span text:style-name="T4">Prin</text:span><text:span text:style-name="T4">t </text:span><text:span text:style-name="T4">gen</text:span><text:span text:style-name="T4">eric </text:span><text:span text:style-name="T4">com</text:span><text:span text:style-name="T4">man</text:span><text:span text:style-name="T4">d </text:span><text:span text:style-name="T4">strin</text:span><text:span text:style-name="T4">g</text:span></text:p>
          <text:p text:style-name="P1"><text:span text:style-name="T7">gen</text:span><text:span text:style-name="T7">eric</text:span><text:span text:style-name="T7">_co</text:span><text:span text:style-name="T7">mm</text:span><text:span text:style-name="T7">an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5" draw:layer="layout" svg:width="4cm" svg:height="0.8cm" svg:x="2.8cm" svg:y="25.2cm">
          <text:p text:style-name="P1"><text:span text:style-name="T5">Reset </text:span><text:span text:style-name="T5">generic </text:span><text:span text:style-name="T5">comma</text:span><text:span text:style-name="T5">nd </text:span><text:span text:style-name="T5">variable</text:span><text:span text:style-name="T5">s</text:span></text:p>
          <text:p text:style-name="P1"><text:span text:style-name="T5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7.1cm" svg:height="1.1cm" svg:x="5.87cm" svg:y="22.983cm">
          <text:p text:style-name="P1"><text:span text:style-name="T4">Request user confirmation that command string correct</text:span></text:p>
          <text:p text:style-name="P1"><text:span text:style-name="T4">Get user confirmation that command string correc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5" draw:layer="layout" svg:width="1.7cm" svg:height="1.5cm" svg:x="8.5cm" svg:y="24.8cm">
          <text:p text:style-name="P1"><text:span text:style-name="T5">command</text:span></text:p>
          <text:p text:style-name="P1"><text:span text:style-name="T5">correct</text:span></text:p>
          <text:p text:style-name="P1"><text:span text:style-name="T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4" draw:layer="layout" svg:width="4.3cm" svg:height="0.9cm" svg:x="2.7cm" svg:y="18.1cm">
          <text:p text:style-name="P1"><text:span text:style-name="T4">Print abort </text:span><text:span text:style-name="T4">mess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1.399cm" svg:height="0.432cm" svg:x="8.701cm" svg:y="27cm">
          <text:p text:style-name="P1"><text:span text:style-name="T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3" draw:text-style-name="P6" draw:layer="layout" svg:x1="9.3cm" svg:y1="5.4cm" svg:x2="9.3cm" svg:y2="6.1cm">
          <text:p/>
        </draw:line>
        <draw:line draw:style-name="gr13" draw:text-style-name="P6" draw:layer="layout" svg:x1="9.3cm" svg:y1="3.5cm" svg:x2="9.3cm" svg:y2="4.4cm">
          <text:p/>
        </draw:line>
        <draw:line draw:style-name="gr13" draw:text-style-name="P6" draw:layer="layout" svg:x1="9.3cm" svg:y1="7.4cm" svg:x2="9.3cm" svg:y2="8.1cm">
          <text:p/>
        </draw:line>
        <draw:line draw:style-name="gr13" draw:text-style-name="P6" draw:layer="layout" svg:x1="9.3cm" svg:y1="9.4cm" svg:x2="9.3cm" svg:y2="10.1cm">
          <text:p/>
        </draw:line>
        <draw:line draw:style-name="gr13" draw:text-style-name="P6" draw:layer="layout" svg:x1="10cm" svg:y1="8.7cm" svg:x2="13.383cm" svg:y2="8.741cm">
          <text:p/>
        </draw:line>
        <draw:line draw:style-name="gr14" draw:text-style-name="P7" draw:layer="layout" svg:x1="11cm" svg:y1="6.7cm" svg:x2="15.4cm" svg:y2="6.7cm">
          <text:p/>
        </draw:line>
        <draw:line draw:style-name="gr15" draw:text-style-name="P6" draw:layer="layout" svg:x1="15.4cm" svg:y1="6.7cm" svg:x2="15.4cm" svg:y2="8.2cm">
          <text:p/>
        </draw:line>
        <draw:line draw:style-name="gr13" draw:text-style-name="P6" draw:layer="layout" svg:x1="9.37cm" svg:y1="12.677cm" svg:x2="9.37cm" svg:y2="13.377cm">
          <text:p/>
        </draw:line>
        <draw:custom-shape draw:style-name="gr10" draw:text-style-name="P4" draw:layer="layout" svg:width="4.3cm" svg:height="0.9cm" svg:x="7.1cm" svg:y="11.8cm">
          <text:p text:style-name="P8"><text:span text:style-name="T4">Req</text:span><text:span text:style-name="T4">uest </text:span><text:span text:style-name="T4">sen</text:span><text:span text:style-name="T4">der </text:span><text:span text:style-name="T4">user</text:span><text:span text:style-name="T4">-id</text:span></text:p>
          <text:p text:style-name="P1"><text:span text:style-name="T4">Get </text:span><text:span text:style-name="T4">sen</text:span><text:span text:style-name="T4">der </text:span><text:span text:style-name="T4">user</text:span><text:span text:style-name="T4">-i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9" draw:layer="layout" svg:width="4.3cm" svg:height="0.9cm" svg:x="7.211cm" svg:y="14.888cm">
          <text:p text:style-name="P8"><text:span text:style-name="T4">Requ</text:span><text:span text:style-name="T4">est </text:span><text:span text:style-name="T4">recip</text:span><text:span text:style-name="T4">ient </text:span><text:span text:style-name="T4">user-</text:span><text:span text:style-name="T4">id</text:span></text:p>
          <text:p text:style-name="P8"><text:span text:style-name="T4">Get </text:span><text:span text:style-name="T4">recip</text:span><text:span text:style-name="T4">ient </text:span><text:span text:style-name="T4">user-</text:span><text:span text:style-name="T4">i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3" draw:text-style-name="P6" draw:layer="layout" svg:x1="9.4cm" svg:y1="14.2cm" svg:x2="9.4cm" svg:y2="14.9cm">
          <text:p/>
        </draw:line>
        <draw:line draw:style-name="gr13" draw:text-style-name="P6" draw:layer="layout" svg:x1="9.4cm" svg:y1="15.8cm" svg:x2="9.4cm" svg:y2="16.5cm">
          <text:p/>
        </draw:line>
        <draw:line draw:style-name="gr13" draw:text-style-name="P6" draw:layer="layout" svg:x1="9.4cm" svg:y1="17.23cm" svg:x2="9.4cm" svg:y2="17.93cm">
          <text:p/>
        </draw:line>
        <draw:line draw:style-name="gr13" draw:text-style-name="P6" draw:layer="layout" svg:x1="9.4cm" svg:y1="19.2cm" svg:x2="9.4cm" svg:y2="19.9cm">
          <text:p/>
        </draw:line>
        <draw:line draw:style-name="gr13" draw:text-style-name="P6" draw:layer="layout" svg:x1="9.4cm" svg:y1="20.7cm" svg:x2="9.4cm" svg:y2="21.4cm">
          <text:p/>
        </draw:line>
        <draw:line draw:style-name="gr13" draw:text-style-name="P6" draw:layer="layout" svg:x1="9.4cm" svg:y1="22.3cm" svg:x2="9.4cm" svg:y2="23cm">
          <text:p/>
        </draw:line>
        <draw:line draw:style-name="gr13" draw:text-style-name="P6" draw:layer="layout" svg:x1="9.4cm" svg:y1="24.1cm" svg:x2="9.4cm" svg:y2="24.8cm">
          <text:p/>
        </draw:line>
        <draw:line draw:style-name="gr13" draw:text-style-name="P6" draw:layer="layout" svg:x1="9.4cm" svg:y1="26.3cm" svg:x2="9.4cm" svg:y2="27cm">
          <text:p/>
        </draw:line>
        <draw:line draw:style-name="gr13" draw:text-style-name="P6" draw:layer="layout" svg:x1="8.5cm" svg:y1="25.6cm" svg:x2="6.8cm" svg:y2="25.6cm">
          <text:p/>
        </draw:line>
        <draw:line draw:style-name="gr14" draw:text-style-name="P7" draw:layer="layout" svg:x1="4.8cm" svg:y1="19cm" svg:x2="4.7cm" svg:y2="25.2cm">
          <text:p/>
        </draw:line>
        <draw:line draw:style-name="gr15" draw:text-style-name="P6" draw:layer="layout" svg:x1="4.8cm" svg:y1="6.8cm" svg:x2="4.8cm" svg:y2="18.1cm">
          <text:p/>
        </draw:line>
        <draw:line draw:style-name="gr13" draw:text-style-name="P6" draw:layer="layout" svg:x1="4.8cm" svg:y1="6.8cm" svg:x2="7.43cm" svg:y2="6.782cm">
          <text:p/>
        </draw:line>
        <draw:custom-shape draw:style-name="gr17" draw:text-style-name="P9" draw:layer="layout" svg:width="4.3cm" svg:height="1.317cm" svg:x="7.088cm" svg:y="6.083cm">
          <text:p text:style-name="P8"><text:span text:style-name="T4">Request Configuration Mode</text:span></text:p>
          <text:p text:style-name="P1"><text:span text:style-name="T4">(Defaults | User-Configuration)</text:span></text:p>
          <text:p text:style-name="P1"><text:span text:style-name="T4">Get Configuration Mod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9" draw:layer="layout" svg:width="4.3cm" svg:height="0.9cm" svg:x="7.101cm" svg:y="11.801cm">
          <text:p text:style-name="P8"><text:span text:style-name="T4">Request sender user-id</text:span></text:p>
          <text:p text:style-name="P1"><text:span text:style-name="T4">Get sender</text:span><text:span text:style-name="T8"> user-i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5" draw:text-style-name="P6" draw:layer="layout" svg:x1="15.5cm" svg:y1="10.6cm" svg:x2="11.7cm" svg:y2="10.6cm">
          <text:p/>
        </draw:line>
        <draw:line draw:style-name="gr13" draw:text-style-name="P6" draw:layer="layout" svg:x1="15.5cm" svg:y1="10.6cm" svg:x2="15.5cm" svg:y2="11.3cm">
          <text:p/>
        </draw:line>
        <draw:line draw:style-name="gr13" draw:text-style-name="P6" draw:layer="layout" svg:x1="14.4cm" svg:y1="12.3cm" svg:x2="10.9cm" svg:y2="12.3cm">
          <text:p/>
        </draw:line>
        <draw:line draw:style-name="gr13" draw:text-style-name="P6" draw:layer="layout" svg:x1="15.5cm" svg:y1="13.5cm" svg:x2="15.5cm" svg:y2="19.9cm">
          <text:p/>
        </draw:line>
        <draw:line draw:style-name="gr15" draw:text-style-name="P6" draw:layer="layout" svg:x1="15.5cm" svg:y1="20.7cm" svg:x2="15.5cm" svg:y2="21.8cm">
          <text:p/>
        </draw:line>
        <draw:line draw:style-name="gr13" draw:text-style-name="P6" draw:layer="layout" svg:x1="15.5cm" svg:y1="21.8cm" svg:x2="11.1cm" svg:y2="21.8cm">
          <text:p/>
        </draw:line>
        <draw:frame draw:style-name="gr19" draw:text-style-name="P10" draw:layer="layout" svg:width="0.5cm" svg:height="0.25cm" svg:x="10.2cm" svg:y="8.4cm">
          <draw:text-box>
            <text:p><text:span text:style-name="T3">no</text:span></text:p>
          </draw:text-box>
        </draw:frame>
        <draw:frame draw:style-name="gr20" draw:text-style-name="P10" draw:layer="layout" svg:width="0.4cm" svg:height="0.394cm" svg:x="13.8cm" svg:y="12.406cm">
          <draw:text-box draw:corner-radius="0.2cm">
            <text:p><text:span text:style-name="T3">yes</text:span></text:p>
          </draw:text-box>
        </draw:frame>
        <draw:frame draw:style-name="gr19" draw:text-style-name="P10" draw:layer="layout" svg:width="0.5cm" svg:height="0.25cm" svg:x="15.8cm" svg:y="13.5cm">
          <draw:text-box>
            <text:p><text:span text:style-name="T3">no</text:span></text:p>
          </draw:text-box>
        </draw:frame>
        <draw:frame draw:style-name="gr19" draw:text-style-name="P10" draw:layer="layout" svg:width="0.5cm" svg:height="0.25cm" svg:x="7.9cm" svg:y="25.25cm">
          <draw:text-box>
            <text:p><text:span text:style-name="T3">no</text:span></text:p>
          </draw:text-box>
        </draw:frame>
        <draw:frame draw:style-name="gr20" draw:text-style-name="P10" draw:layer="layout" svg:width="0.4cm" svg:height="0.394cm" svg:x="8.7cm" svg:y="9.406cm">
          <draw:text-box draw:corner-radius="0.2cm">
            <text:p><text:span text:style-name="T3">yes</text:span></text:p>
          </draw:text-box>
        </draw:frame>
        <draw:frame draw:style-name="gr20" draw:text-style-name="P10" draw:layer="layout" svg:width="0.4cm" svg:height="0.394cm" svg:x="8.7cm" svg:y="26.4cm">
          <draw:text-box draw:corner-radius="0.2cm">
            <text:p><text:span text:style-name="T3">yes</text:span></text:p>
          </draw:text-box>
        </draw:frame>
        <draw:frame draw:style-name="gr19" draw:text-style-name="P10" draw:layer="layout" svg:width="0.3cm" svg:height="0.25cm" svg:x="8.883cm" svg:y="19.137cm">
          <draw:text-box>
            <text:p><text:span text:style-name="T3">no</text:span></text:p>
          </draw:text-box>
        </draw:frame>
        <draw:line draw:style-name="gr15" draw:text-style-name="P6" draw:layer="layout" svg:x1="13.7cm" svg:y1="18.5cm" svg:x2="10.154cm" svg:y2="18.515cm">
          <text:p/>
        </draw:line>
        <draw:line draw:style-name="gr15" draw:text-style-name="P6" draw:layer="layout" svg:x1="13.7cm" svg:y1="15.3cm" svg:x2="13.7cm" svg:y2="18.5cm">
          <text:p/>
        </draw:line>
        <draw:line draw:style-name="gr13" draw:text-style-name="P6" draw:layer="layout" svg:x1="13.7cm" svg:y1="15.3cm" svg:x2="11.1cm" svg:y2="15.3cm">
          <text:p/>
        </draw:line>
        <draw:frame draw:style-name="gr20" draw:text-style-name="P10" draw:layer="layout" svg:width="0.4cm" svg:height="0.394cm" svg:x="10.267cm" svg:y="18.1cm">
          <draw:text-box draw:corner-radius="0.2cm">
            <text:p><text:span text:style-name="T3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8:08:13.458711605</meta:creation-date>
    <dc:date>2019-07-25T12:34:04.233282827</dc:date>
    <meta:editing-duration>PT57M18S</meta:editing-duration>
    <meta:editing-cycles>7</meta:editing-cycles>
    <meta:generator>LibreOffice/6.0.7.3$Linux_X86_64 LibreOffice_project/00m0$Build-3</meta:generator>
    <meta:document-statistic meta:object-count="59"/>
  </office:meta>
</office:document-meta>
</file>